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490000007A639CE6E028CC88E0.png" manifest:media-type="image/png"/>
  <manifest:file-entry manifest:full-path="Pictures/10000201000002CD00000031F3A5783653812942.png" manifest:media-type="image/png"/>
  <manifest:file-entry manifest:full-path="Pictures/10000201000002E20000007EED96C94939A9DE02.png" manifest:media-type="image/png"/>
  <manifest:file-entry manifest:full-path="Pictures/1000020100000280000001E0F894E9C1FA1C040D.png" manifest:media-type="image/png"/>
  <manifest:file-entry manifest:full-path="Pictures/10000201000002CF00000181EB79EA571BFCE560.png" manifest:media-type="image/png"/>
  <manifest:file-entry manifest:full-path="Pictures/10000201000002B400000042F6C0639554C10C86.png" manifest:media-type="image/png"/>
  <manifest:file-entry manifest:full-path="Pictures/100000000000043E00000272741289756A92A2D1.png" manifest:media-type="image/png"/>
  <manifest:file-entry manifest:full-path="Pictures/1000000000000100000000175DB5E25C892EDDAA.png" manifest:media-type="image/png"/>
  <manifest:file-entry manifest:full-path="Pictures/10000201000002CD0000003C37EB63A9AF5F0D3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subtitle">
      <style:graphic-properties draw:fill-color="#ffffff" fo:min-height="8.137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text-properties fo:font-weight="bold" style:font-weight-asian="bold" style:font-weight-complex="bold"/>
    </style:style>
    <style:style style:name="P4" style:family="paragraph">
      <style:text-properties fo:text-shadow="1pt 1pt" fo:font-weight="bold" style:font-weight-asian="bold" style:font-weight-complex="bold"/>
    </style:style>
    <style:style style:name="P5" style:family="paragraph">
      <style:paragraph-properties fo:text-align="center"/>
    </style:style>
    <style:style style:name="T1" style:family="text">
      <style:text-properties fo:text-shadow="1pt 1pt"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28pt" style:font-size-asian="28pt" style:font-size-complex="28pt"/>
    </style:style>
    <style:style style:name="T6" style:family="text">
      <style:text-properties fo:font-size="44pt" fo:text-shadow="1pt 1pt" fo:font-weight="bold" style:font-size-asian="44pt" style:font-weight-asian="bold" style:font-size-complex="44pt" style:font-weight-complex="bold"/>
    </style:style>
    <style:style style:name="T7"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Bases de Datos con MySQLdb </text:p>
          </draw:text-box>
        </draw:frame>
        <draw:frame draw:style-name="gr1" draw:text-style-name="P1" draw:layer="layout" svg:width="16.932cm" svg:height="12.699cm" svg:x="5.553cm" svg:y="5.054cm">
          <draw:image xlink:href="Pictures/1000020100000280000001E0F894E9C1FA1C040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3" draw:layer="layout" svg:width="25.199cm" svg:height="18.2cm" svg:x="1.2cm" svg:y="1cm" presentation:class="outline" presentation:user-transformed="true">
          <draw:text-box>
            <text:list text:style-name="L2">
              <text:list-header>
                <text:p/>
              </text:list-header>
              <text:list-item>
                <text:p>MySQL es un sistema gestor de bases de datos (SGBD, DBMS por sus siglas en inglés) muy conocido y ampliamente usado por su simplicidad y notable rendimiento.</text:p>
                <text:p/>
              </text:list-item>
              <text:list-item>
                <text:p>Facil de usar <text:s/></text:p>
                <text:p/>
              </text:list-item>
              <text:list-item>
                <text:p>Tiempo reducido de puesta en marcha</text:p>
                <text:p/>
              </text:list-item>
              <text:list-item>
                <text:p>Disponible bajo licencia GPL</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3" draw:layer="layout" svg:width="25.199cm" svg:height="15.893cm" svg:x="1.4cm" svg:y="1.2cm" presentation:class="outline" presentation:user-transformed="true">
          <draw:text-box>
            <text:list text:style-name="L2">
              <text:list-header>
                <text:p/>
              </text:list-header>
              <text:list-item>
                <text:p>MySQL <text:s/>es multiplataforma</text:p>
                <text:p><text:s text:c="2"/></text:p>
              </text:list-item>
              <text:list-item>
                <text:p>En linux usaremos mysql-client, <text:s/>que <text:s/>permite <text:s/>interactuar <text:s/>con <text:s/>un servidor MySQL (local o remoto) en modo texto. De este modo es posible realizar todos los ejercicios sobre un servidor instalado localmente o, a través de Internet, sobre un servidor remoto.</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Para la realización de todas las actividades, es imprescindible que dispongamos de los datos de acceso del usuario administrador de la base de datos.</text:p>
                <text:p/>
              </text:list-item>
              <text:list-item>
                <text:p>La versión de MySQL que utilizaremos sera la 14.14 , versión estable. </text:p>
                <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201cm" svg:y="0.094cm" presentation:class="title" presentation:user-transformed="true">
          <draw:text-box>
            <text:p>Características de MySQL</text:p>
          </draw:text-box>
        </draw:frame>
        <draw:frame presentation:style-name="pr3" draw:layer="layout" svg:width="25.199cm" svg:height="15.886cm" svg:x="1.2cm" svg:y="3.2cm" presentation:class="outline" presentation:user-transformed="true">
          <draw:text-box>
            <text:list text:style-name="L2">
              <text:list-header>
                <text:p/>
              </text:list-header>
              <text:list-item>
                <text:p><text:s/>Está desarrollado en C/C++.</text:p>
              </text:list-item>
              <text:list-item>
                <text:p>Multiplataforma..</text:p>
              </text:list-item>
              <text:list-item>
                <text:p>La API se encuentra disponible en C, C++, Eiffel , Java, Perl, PHP, Python, Ruby y TCL.</text:p>
              </text:list-item>
              <text:list-item>
                <text:p><text:s/>Está optimizado para equipos de múltiples procesadores</text:p>
              </text:list-item>
              <text:list-item>
                <text:p>Es muy destacable su velocidad de respuesta.</text:p>
              </text:list-item>
              <text:list-item>
                <text:p><text:s/>Se puede utilizar como cliente-servidor o incrustado en aplicaciones.</text:p>
              </text:list-item>
              <text:list-item>
                <text:p><text:s/>Soporta múltiples métodos de almacenamiento de las tablas, con prestaciones <text:s/>y <text:s/>rendimiento <text:s/>diferentes <text:s/>para <text:s/>poder <text:s/>optimizar <text:s/>el <text:s/>SGBD <text:s/>a <text:s/>cada <text:s/>caso concreto.</text:p>
              </text:list-item>
              <text:list-item>
                <text:p>Su administración se basa en usuarios y privilegios.</text:p>
              </text:list-item>
              <text:list-item>
                <text:p>Se tiene constancia de casos en los que maneja cincuenta millones de registros, sesenta mil tablas y cinco millones de columnas.</text:p>
              </text:list-item>
              <text:list-item>
                <text:p>Los mensajes de error pueden estar en español y hacer ordenaciones correctas con palabras acentuadas o con la letra ’ñ’.</text:p>
              </text:list-item>
              <text:list-item>
                <text:p>Es altamente confiable en cuanto a estabilidad se refiere.</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Instalación MySQL 1/3</text:p>
          </draw:text-box>
        </draw:frame>
        <draw:frame presentation:style-name="pr3" draw:layer="layout" svg:width="26.4cm" svg:height="15.486cm" svg:x="0.6cm" svg:y="4.4cm" presentation:class="outline" presentation:user-transformed="true">
          <draw:text-box>
            <text:list text:style-name="L2">
              <text:list-header>
                <text:p><text:span text:style-name="T1">Windows</text:span></text:p>
              </text:list-header>
              <text:list-item>
                <text:p>En Windows el modo más simple de instalar MySQL es ir a su página oficial y descargar el instalador automático</text:p>
                <text:p><text:span text:style-name="T2"><text:s/></text:span><text:span text:style-name="T3">http://dev.mysql.com/downloads/installer/.</text:span></text:p>
                <text:p/>
              </text:list-item>
              <text:list-item>
                <text:p>Una vez descargado se ha de ejecutar y este irá dirigiendo los pasos del usuario. La instalación no plantea más dificultad que recordar la clave que se use como root pero, si hubiese algún problema, hay una extensa página de ayuda en la instalacion [http://dev.mysql.com/doc/refman/5.0/es/windows-installation.html] en la página oficial de MySQL</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Instalación MySQL 2/3</text:p>
          </draw:text-box>
        </draw:frame>
        <draw:frame presentation:style-name="pr3" draw:layer="layout" svg:width="25.199cm" svg:height="12.179cm" svg:x="1.4cm" svg:y="4.914cm" presentation:class="outline">
          <draw:text-box>
            <text:list text:style-name="L2">
              <text:list-header>
                <text:p><text:span text:style-name="T4">Mac-Os</text:span></text:p>
                <text:p/>
              </text:list-header>
              <text:list-item>
                <text:p>Para instalar en sistemas Mac-Os, se pueden seguir los pasos descritos en esta página web:</text:p>
                <text:p/>
                <text:p><text:span text:style-name="T3">http://www.elwebmaster.com/articulos/instalando-mysql-en-mac-os-x</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4">Instalación MySQL 3/3</text:span></text:p>
          </draw:text-box>
        </draw:frame>
        <draw:frame presentation:style-name="pr3" draw:layer="layout" svg:width="25.199cm" svg:height="12.179cm" svg:x="1.4cm" svg:y="4.914cm" presentation:class="outline">
          <draw:text-box>
            <text:list text:style-name="L2">
              <text:list-header>
                <text:p><text:span text:style-name="T4">Linux</text:span></text:p>
                <text:p/>
              </text:list-header>
              <text:list-item>
                <text:p>Desde Linux es muy fácil instalar MySQL usando un gestor de paquetes.</text:p>
                <text:p/>
              </text:list-item>
              <text:list-item>
                <text:p>Por ejemplo, en Debian, Ubuntu y derivadas se puede instalar a traves de la línea de comandos usando el siguiendo comando:</text:p>
                <text:p/>
                <text:p><text:span text:style-name="T4">sudo apt-get install mysql-server mysql-client</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4" draw:text-style-name="P2" draw:layer="layout" svg:width="26.6cm" svg:height="8.137cm" svg:x="0.7cm" svg:y="11.8cm" presentation:class="subtitle" presentation:user-transformed="true">
          <draw:text-box>
            <text:p><text:span text:style-name="T5">Una vez que finalice la instalación, ejecuta el siguiente comando a fin de securizar el</text:span></text:p>
            <text:p><text:span text:style-name="T5">servidor MySQL (esta configuración, es válida también, para servidores de producción):</text:span></text:p>
            <text:p><text:span text:style-name="T5"/></text:p>
            <text:p><text:span text:style-name="T4">sudo <text:s/>mysql_secure_installation </text:span></text:p>
          </draw:text-box>
        </draw:frame>
        <draw:frame draw:style-name="gr1" draw:text-style-name="P1" draw:layer="layout" svg:width="19.8cm" svg:height="10.601cm" svg:x="4.2cm" svg:y="0.599cm">
          <draw:image xlink:href="Pictures/10000201000002CF00000181EB79EA571BFCE56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draw:style-name="gr1" draw:text-style-name="P1" draw:layer="layout" svg:width="18.308cm" svg:height="1.745cm" svg:x="3.8cm" svg:y="4.055cm">
          <draw:image xlink:href="Pictures/10000201000002B400000042F6C0639554C10C86.png" xlink:type="simple" xlink:show="embed" xlink:actuate="onLoad">
            <text:p/>
          </draw:image>
        </draw:frame>
        <draw:frame draw:style-name="gr1" draw:text-style-name="P1" draw:layer="layout" svg:width="18.308cm" svg:height="1.745cm" svg:x="3.692cm" svg:y="1.4cm">
          <draw:image xlink:href="Pictures/10000201000002B400000042F6C0639554C10C86.png" xlink:type="simple" xlink:show="embed" xlink:actuate="onLoad">
            <text:p/>
          </draw:image>
        </draw:frame>
        <draw:frame draw:style-name="gr1" draw:text-style-name="P1" draw:layer="layout" svg:width="18.97cm" svg:height="1.587cm" svg:x="3.63cm" svg:y="6.813cm">
          <draw:image xlink:href="Pictures/10000201000002CD0000003C37EB63A9AF5F0D36.png" xlink:type="simple" xlink:show="embed" xlink:actuate="onLoad">
            <text:p/>
          </draw:image>
        </draw:frame>
        <draw:frame draw:style-name="gr1" draw:text-style-name="P1" draw:layer="layout" svg:width="18.97cm" svg:height="1.295cm" svg:x="3.43cm" svg:y="9.505cm">
          <draw:image xlink:href="Pictures/10000201000002CD00000031F3A5783653812942.png" xlink:type="simple" xlink:show="embed" xlink:actuate="onLoad">
            <text:p/>
          </draw:image>
        </draw:frame>
        <draw:frame draw:style-name="gr1" draw:text-style-name="P1" draw:layer="layout" svg:width="19.525cm" svg:height="3.333cm" svg:x="3.475cm" svg:y="16.667cm">
          <draw:image xlink:href="Pictures/10000201000002E20000007EED96C94939A9DE02.png" xlink:type="simple" xlink:show="embed" xlink:actuate="onLoad">
            <text:p/>
          </draw:image>
        </draw:frame>
        <draw:frame draw:style-name="gr1" draw:text-style-name="P1" draw:layer="layout" svg:width="19.4cm" svg:height="2.814cm" svg:x="3.4cm" svg:y="12.328cm">
          <draw:image xlink:href="Pictures/10000201000003490000007A639CE6E028CC88E0.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Iniciar, reiniciar y detener el servidor MySQL</text:span></text:p>
          </draw:text-box>
        </draw:frame>
        <draw:frame presentation:style-name="pr3" draw:layer="layout" svg:width="25.199cm" svg:height="12.179cm" svg:x="1.4cm" svg:y="4.914cm" presentation:class="outline">
          <draw:text-box>
            <text:list text:style-name="L2">
              <text:list-header>
                <text:p>Las <text:s/>opciones disponibles son:</text:p>
                <text:p><text:span text:style-name="T4">stop</text:span> → detiene el servidor</text:p>
                <text:p><text:span text:style-name="T4">start</text:span> → inicia el servidor</text:p>
                <text:p><text:span text:style-name="T4">restart</text:span> → reinicia el servidor</text:p>
                <text:p/>
              </text:list-header>
              <text:list-item>
                <text:p>Para iniciar, reiniciar o detener el servidor, se debe <text:s/>ejecutar el siguiente comando seguido de la opción deseada:</text:p>
                <text:p><text:span text:style-name="T4">sudo /etc/init.d/mysql opcion_deseada</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 text:style-name="P4"><text:span text:style-name="T1">Conectarse y desconectarse al servidor</text:span></text:p>
              </text:list-header>
            </text:list>
          </draw:text-box>
        </draw:frame>
        <draw:frame presentation:style-name="pr3" draw:layer="layout" svg:width="25.199cm" svg:height="12.179cm" svg:x="1.4cm" svg:y="4.914cm" presentation:class="outline" presentation:user-transformed="true">
          <draw:text-box>
            <text:list text:style-name="L2">
              <text:list-header>
                <text:p>Para conectar se debe ejecutar el siguiente comando:</text:p>
                <text:p><text:span text:style-name="T4">mysql -u root -p</text:span></text:p>
              </text:list-header>
              <text:list-item>
                <text:p>A continuación, hay que ingresar la contraseña de root de MySQL (no es la del root del SO. Es la creada durante la instalación).</text:p>
              </text:list-item>
              <text:list-item>
                <text:p>-u → usuario y -p → password .</text:p>
              </text:list-item>
              <text:list-item>
                <text:p>Aparecerá un shell interactivo para MySQL:</text:p>
                <text:p/>
              </text:list-item>
            </text:list>
          </draw:text-box>
        </draw:frame>
        <draw:frame draw:style-name="gr3" draw:text-style-name="P5" draw:layer="layout" svg:width="8.911cm" svg:height="0.8cm" svg:x="2.6cm" svg:y="17.6cm">
          <draw:image xlink:href="Pictures/1000000000000100000000175DB5E25C892EDDA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text-style-name="P4" draw:layer="layout" svg:width="25.199cm" svg:height="3.506cm" svg:x="1.4cm" svg:y="0.837cm" presentation:class="title">
          <draw:text-box>
            <text:p text:style-name="P4"><text:span text:style-name="T1">Comandos para administrar MySQL desde el shell interactivo</text:span></text:p>
          </draw:text-box>
        </draw:frame>
        <draw:frame presentation:style-name="pr3" draw:layer="layout" svg:width="25.199cm" svg:height="13.579cm" svg:x="1.4cm" svg:y="5.821cm" presentation:class="outline" presentation:user-transformed="true">
          <draw:text-box>
            <text:list text:style-name="L2">
              <text:list-item>
                <text:p><text:span text:style-name="T4">show databases; </text:span>→ Muestra todas las bases de datos creadas en el servidor</text:p>
              </text:list-item>
              <text:list-item>
                <text:p><text:span text:style-name="T4">use nombre_de_la_base_de_datos;</text:span> → Indicar la base de datos elegida para trabajar</text:p>
              </text:list-item>
              <text:list-item>
                <text:p><text:span text:style-name="T4">create database nombre_de_la_db;</text:span> → <text:s/>Crea una nueva base de datos</text:p>
              </text:list-item>
              <text:list-item>
                <text:p><text:span text:style-name="T4">quit</text:span> Salir del shell interactivo</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3" draw:layer="layout" svg:width="25.199cm" svg:height="12.179cm" svg:x="1.4cm" svg:y="4.914cm" presentation:class="outline">
          <draw:text-box>
            <text:list text:style-name="L2">
              <text:list-header>
                <text:p text:style-name="P5"><text:span text:style-name="T6">Importante</text:span></text:p>
                <text:p/>
              </text:list-header>
              <text:list-item>
                <text:p>Todas las sentencias introducidas en la shell de mysql deben terminar con “ ; ”.</text:p>
                <text:p/>
                <text:p><text:span text:style-name="T4">show databases; </text:span></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9">
        <draw:frame draw:style-name="gr3" draw:text-style-name="P5" draw:layer="layout" svg:width="26.958cm" svg:height="15.538cm" svg:x="0.642cm" svg:y="4.6cm">
          <draw:image xlink:href="Pictures/100000000000043E00000272741289756A92A2D1.png" xlink:type="simple" xlink:show="embed" xlink:actuate="onLoad">
            <text:p/>
          </draw:image>
        </draw:frame>
        <draw:frame presentation:style-name="pr1" draw:layer="layout" svg:width="25.199cm" svg:height="3.506cm" svg:x="1.4cm" svg:y="0.837cm" presentation:class="title">
          <draw:text-box>
            <text:p>TIPOS DE DATOS</text:p>
          </draw:text-box>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layer="layout" svg:width="25.199cm" svg:height="3.506cm" svg:x="1.4cm" svg:y="0.837cm" presentation:class="title">
          <draw:text-box>
            <text:p>Sintaxis básica de las sentencias SQL</text:p>
          </draw:text-box>
        </draw:frame>
        <draw:frame presentation:style-name="pr3" draw:layer="layout" svg:width="25.199cm" svg:height="12.179cm" svg:x="1.4cm" svg:y="4.914cm" presentation:class="outline">
          <draw:text-box>
            <text:list text:style-name="L2">
              <text:list-header>
                <text:p/>
                <text:p>Una sentencia SQL (“query”), es una instrucción escrita en lenguaje SQL.</text:p>
                <text:p><text:s/></text:p>
              </text:list-header>
              <text:list-item>
                <text:p>El cliente de MySQL en modo interactivo nos permite tanto la introducción de sentencias SQL para trabajar con la base de datos (crear tablas, hacer consultas y ver sus resultados, etc.) como la ejecución de comandos propios del SGBD para obtener información sobre las tablas, índices, etc. o ejecutar operaciones de administración.</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1" draw:text-style-name="P4" draw:layer="layout" svg:width="25.199cm" svg:height="3.506cm" svg:x="1.4cm" svg:y="0.837cm" presentation:class="title">
          <draw:text-box>
            <text:p text:style-name="P4"><text:span text:style-name="T1">Crear tablas en una base de datos</text:span></text:p>
          </draw:text-box>
        </draw:frame>
        <draw:frame presentation:style-name="pr3" draw:text-style-name="P3" draw:layer="layout" svg:width="25.199cm" svg:height="12.586cm" svg:x="1.5cm" svg:y="5.414cm" presentation:class="outline" presentation:user-transformed="true">
          <draw:text-box>
            <text:list text:style-name="L2">
              <text:list-header>
                <text:p text:style-name="P3"><text:span text:style-name="T7"/></text:p>
                <text:p text:style-name="P3"><text:span text:style-name="T7">CREATE TABLE nombre_tabla(nombre_campo TIPO_DE_DATO, nombre_de_otro_campo TIPO_DE_DATO);</text:span></text:p>
                <text:p text:style-name="P3"><text:span text:style-name="T4"/></text:p>
                <text:p text:style-name="P3"><text:span text:style-name="T7"/></text:p>
                <text:p text:style-name="P3"><text:span text:style-name="T7">CREATE TABLE articulos(articulo VARCHAR(100), descripcion BLOB, precio DECIMAL(6, 2), stock BOOL);</text:span></text:p>
              </text:list-header>
            </text:list>
          </draw:text-box>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3" draw:layer="layout" svg:width="25.199cm" svg:height="18.3cm" svg:x="1.4cm" svg:y="1.3cm" presentation:class="outline" presentation:user-transformed="true">
          <draw:text-box>
            <text:list text:style-name="L2">
              <text:list-header>
                <text:p/>
              </text:list-header>
              <text:list-item>
                <text:p><text:span text:style-name="T4">CREATE TABLE articulos</text:span></text:p>
                <text:p>Crear una nueva tabla llamada “articulos”</text:p>
              </text:list-item>
              <text:list-item>
                <text:p><text:span text:style-name="T4">articulo VARCHAR(100),</text:span></text:p>
                <text:p>Crear un campo llamado articulo, de tipo cadena de texto de longitud variable, con una longitud máxima de 100 caracteres</text:p>
              </text:list-item>
              <text:list-item>
                <text:p><text:span text:style-name="T4">descripcion BLOB,</text:span></text:p>
                <text:p>Crear un campo llamado descripción, de tipo bloque de texto de gran longitud</text:p>
              </text:list-item>
              <text:list-item>
                <text:p><text:span text:style-name="T4">precio DECIMAL(6, 2),</text:span></text:p>
                <text:p>Crear un campo precio de tipo numérico de longitud máxima de 6 digítos de los cuales, solo 2 pueden ser decimales</text:p>
              </text:list-item>
              <text:list-item>
                <text:p><text:span text:style-name="T4">stock BOOL</text:span></text:p>
                <text:p>Crear un campo llamado “stock” del tipo booleano</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 text:style-name="P4"><text:span text:style-name="T1">Insertar datos en una tabla</text:span></text:p>
              </text:list-header>
            </text:list>
          </draw:text-box>
        </draw:frame>
        <draw:frame presentation:style-name="pr3" draw:text-style-name="P3" draw:layer="layout" svg:width="25.199cm" svg:height="12.179cm" svg:x="1.001cm" svg:y="6.421cm" presentation:class="outline" presentation:user-transformed="true">
          <draw:text-box>
            <text:list text:style-name="L2">
              <text:list-header>
                <text:p text:style-name="P3"><text:span text:style-name="T4">INSERT INTO nombre_de_la_tabla(campo1, campo2, campo10..) VALUES(dato1, dato2, dato10...);</text:span></text:p>
                <text:p text:style-name="P3"><text:span text:style-name="T4"/></text:p>
                <text:p text:style-name="P3"><text:span text:style-name="T4">INSERT INTO articulos(articulo, precio, stock) VALUES(''pelota”, 19.95, TRUE);</text:span></text:p>
              </text:list-header>
            </text:list>
          </draw:text-box>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3" draw:layer="layout" svg:width="25.199cm" svg:height="15.493cm" svg:x="1.4cm" svg:y="1.6cm" presentation:class="outline" presentation:user-transformed="true">
          <draw:text-box>
            <text:list text:style-name="L2">
              <text:list-header>
                <text:p/>
              </text:list-header>
              <text:list-item>
                <text:p><text:span text:style-name="T4">INSERT INTO articulos (articulo, precio, stock)</text:span></text:p>
                <text:p>Insertar un nuevo registro en los campos producto, precio y en_stock de la tabla productos</text:p>
                <text:p/>
              </text:list-item>
              <text:list-item>
                <text:p><text:span text:style-name="T4">VALUES('pelota', 19,95, TRUE);</text:span></text:p>
                <text:p>Con los valores “pelota”, 19,95 y verdadero, respectivamente en cada uno de los campos indicados</text:p>
              </text:list-item>
            </text:list>
          </draw:text-box>
        </draw:frame>
        <presentation:notes draw:style-name="dp2">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6T19:23:04.717923042</meta:creation-date>
    <dc:date>2016-06-17T18:56:10.570117291</dc:date>
    <meta:editing-duration>PT6M47S</meta:editing-duration>
    <meta:editing-cycles>2</meta:editing-cycles>
    <meta:generator>LibreOffice/5.1.3.2$Linux_X86_64 LibreOffice_project/10m0$Build-2</meta:generator>
    <meta:document-statistic meta:object-count="164"/>
  </office:meta>
</office:document-meta>
</file>